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ControlImpl.getResource( String resource , Class resource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ndiControlImpl.getInitialContex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ndiControlImpl.nullIfEmpty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